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1"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anonymous_element_20"/><text:span text:style-name="T1">Tarea 16 de febrero</text:span> </text:h>
      <text:p text:style-name="Text_20_body">Volver a estudiar los clips de video de la película. Escoger dos secuencias que evidecien la evolución de la caracterización de un peronaje y escribir un parrafo de 8-10 oraciones que incluya tu tesis original y explique que estrategias cinematográficas ayudan a apoyar tu tesis. No uses como evidencia que pasa en la historia sino más bien como el director demuestra por medio de tecnicas cinematográficas cambios en los personajes (ie. iluminación, sonido diegético, vestuaria, tipos de tomas,e tc)</text:p>
      <text:p text:style-name="Text_20_body">En clase vamos a compartir nuestros parrafos y tratar de mejorlos. Ven preparado para hablar sobre tu te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07:13:36.123737000</meta:creation-date>
    <dc:date>2018-02-10T07:13:46.102698000</dc:date>
    <meta:editing-duration>PT10S</meta:editing-duration>
    <meta:editing-cycles>1</meta:editing-cycles>
    <meta:document-statistic meta:table-count="0" meta:image-count="0" meta:object-count="0" meta:page-count="1" meta:paragraph-count="3" meta:word-count="101" meta:character-count="628" meta:non-whitespace-character-count="529"/>
    <meta:generator>LibreOffice/5.2.5.1$MacOSX_X86_64 LibreOffice_project/0312e1a284a7d50ca85a365c316c7abbf20a4d22</meta:generator>
  </office:meta>
</office:document-meta>
</file>